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26.797cm" table:align="left"/>
    </style:style>
    <style:style style:name="Tableau2.A" style:family="table-column">
      <style:table-column-properties style:column-width="4.704cm"/>
    </style:style>
    <style:style style:name="Tableau2.B" style:family="table-column">
      <style:table-column-properties style:column-width="7.701cm"/>
    </style:style>
    <style:style style:name="Tableau2.C" style:family="table-column">
      <style:table-column-properties style:column-width="14.392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0.896cm"/>
    </style:style>
    <style:style style:name="Tableau2.7" style:family="table-row">
      <style:table-row-properties style:min-row-height="0.706cm"/>
    </style:style>
    <style:style style:name="Tableau2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10" style:family="table-row">
      <style:table-row-properties style:min-row-height="0.794cm"/>
    </style:style>
    <style:style style:name="Tableau2.13" style:family="table-row">
      <style:table-row-properties style:min-row-height="1.191cm"/>
    </style:style>
    <style:style style:name="Tableau4" style:family="table">
      <style:table-properties style:width="26.806cm" fo:margin-left="0cm" table:align="left" style:writing-mode="lr-tb"/>
    </style:style>
    <style:style style:name="Tableau4.A" style:family="table-column">
      <style:table-column-properties style:column-width="0.855cm"/>
    </style:style>
    <style:style style:name="Tableau4.B" style:family="table-column">
      <style:table-column-properties style:column-width="7.347cm"/>
    </style:style>
    <style:style style:name="Tableau4.C" style:family="table-column">
      <style:table-column-properties style:column-width="1.289cm"/>
    </style:style>
    <style:style style:name="Tableau4.D" style:family="table-column">
      <style:table-column-properties style:column-width="14.601cm"/>
    </style:style>
    <style:style style:name="Tableau4.E" style:family="table-column">
      <style:table-column-properties style:column-width="2.713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3.20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4" style:family="paragraph" style:parent-style-name="Standard">
      <style:text-properties style:font-name="Arial" fo:font-size="11pt" officeooo:paragraph-rsid="0073ab57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348546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officeooo:rsid="002b09d3" officeooo:paragraph-rsid="0063fdc1" style:font-size-asian="11pt" style:font-size-complex="11pt"/>
    </style:style>
    <style:style style:name="P8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47e591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56fba6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7e591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47e591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font-weight="bold" officeooo:rsid="005c9b13" officeooo:paragraph-rsid="005c9b13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font-weight="bold" officeooo:rsid="007d8bb7" officeooo:paragraph-rsid="007d8bb7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font-weight="bold" officeooo:rsid="007f9907" officeooo:paragraph-rsid="007f9907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font-weight="bold" officeooo:rsid="00800582" officeooo:paragraph-rsid="00800582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6fba6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a2417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5c9b13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56fba6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577d53" style:font-size-asian="24pt" style:font-weight-asian="normal" style:font-size-complex="24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24pt" fo:font-weight="bold" officeooo:rsid="0047e591" officeooo:paragraph-rsid="00577d53" style:font-size-asian="24pt" style:font-weight-asian="bold" style:font-size-complex="24pt" style:font-weight-complex="bold"/>
    </style:style>
    <style:style style:name="P28" style:family="paragraph" style:parent-style-name="Standard">
      <style:text-properties officeooo:paragraph-rsid="0073ab57"/>
    </style:style>
    <style:style style:name="P29" style:family="paragraph" style:parent-style-name="Standard">
      <style:paragraph-properties fo:break-before="page"/>
      <style:text-properties officeooo:paragraph-rsid="0073ab57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80c3b9" officeooo:paragraph-rsid="0080c3b9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c4aa" officeooo:paragraph-rsid="00848d57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1pt" officeooo:rsid="006a3902" officeooo:paragraph-rsid="0082c4aa" style:font-size-asian="11pt" style:font-size-complex="11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6c616a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6a3902" officeooo:paragraph-rsid="0082c4aa" style:font-size-asian="11pt" style:font-weight-asian="normal" style:font-size-complex="11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6pt" fo:font-weight="bold" officeooo:rsid="00825bb5" officeooo:paragraph-rsid="00825bb5" style:font-size-asian="6pt" style:font-weight-asian="bold" style:font-size-complex="6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c4aa" officeooo:paragraph-rsid="00848d57" style:font-size-asian="6pt" style:font-weight-asian="normal" style:font-size-complex="6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9pt" officeooo:rsid="006a3902" officeooo:paragraph-rsid="00825bb5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8pt" officeooo:paragraph-rsid="005e8e4f" style:font-size-asian="8pt" style:font-size-complex="8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8pt" officeooo:rsid="006a3902" officeooo:paragraph-rsid="00825bb5" style:font-size-asian="8pt" style:font-size-complex="8pt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officeooo:rsid="0035fdfc"/>
    </style:style>
    <style:style style:name="T4" style:family="text">
      <style:text-properties officeooo:rsid="007f9907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46f529" style:font-weight-asian="normal" style:font-weight-complex="normal"/>
    </style:style>
    <style:style style:name="T7" style:family="text">
      <style:text-properties officeooo:rsid="005e8e4f"/>
    </style:style>
    <style:style style:name="T8" style:family="text">
      <style:text-properties style:font-name="Arial" fo:font-size="11pt" style:font-size-asian="11pt" style:font-size-complex="11pt"/>
    </style:style>
    <style:style style:name="T9" style:family="text">
      <style:text-properties style:font-name="Arial" fo:font-size="11pt" officeooo:rsid="004de8f2" style:font-size-asian="11pt" style:font-size-complex="11pt"/>
    </style:style>
    <style:style style:name="T10" style:family="text">
      <style:text-properties style:font-name="Arial" fo:font-size="11pt" officeooo:rsid="0047e591" style:font-size-asian="11pt" style:font-size-complex="11pt"/>
    </style:style>
    <style:style style:name="T11" style:family="text">
      <style:text-properties officeooo:rsid="00781ec0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officeooo:rsid="007f5bcd"/>
    </style:style>
    <style:style style:name="T15" style:family="text">
      <style:text-properties officeooo:rsid="0082c4aa"/>
    </style:style>
    <style:style style:name="T16" style:family="text">
      <style:text-properties officeooo:rsid="00848d5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8">Nom de la société</text:p>
          </table:table-cell>
          <table:table-cell table:style-name="Tableau2.A1" office:value-type="string">
            <text:p text:style-name="P5">{mycompany_name}</text:p>
          </table:table-cell>
          <table:table-cell table:style-name="Tableau2.C1" table:number-rows-spanned="13" office:value-type="string">
            <text:p text:style-name="P6">{photoDefault}</text:p>
          </table:table-cell>
        </table:table-row>
        <table:table-row table:style-name="Tableau2.2">
          <table:table-cell table:style-name="Tableau2.A2" office:value-type="string">
            <text:p text:style-name="P15">Fiche de contrôle</text:p>
          </table:table-cell>
          <table:table-cell table:style-name="Tableau2.A2" office:value-type="string">
            <text:p text:style-name="P22">{control_ref}</text:p>
          </table:table-cell>
          <table:covered-table-cell table:style-name="Tableau2.C1"/>
        </table:table-row>
        <table:table-row table:style-name="Tableau2.2">
          <table:table-cell table:style-name="Tableau2.A2" office:value-type="string">
            <text:p text:style-name="P12">Nom du contrôleur</text:p>
          </table:table-cell>
          <table:table-cell table:style-name="Tableau2.A2" office:value-type="string">
            <text:p text:style-name="P23">{nom}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9">Produit contrôlé</text:p>
          </table:table-cell>
          <table:table-cell table:style-name="Tableau2.A2" office:value-type="string">
            <text:p text:style-name="P11"><text:s/><text:span text:style-name="T6">{product_ref}</text:span>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14">Numero Lot/Série</text:p>
          </table:table-cell>
          <table:table-cell table:style-name="Tableau2.A2" office:value-type="string">
            <text:p text:style-name="P19">{lot_ref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13">Fiche modèle</text:p>
          </table:table-cell>
          <table:table-cell table:style-name="Tableau2.A2" office:value-type="string">
            <text:p text:style-name="P21">{sheet_ref} - {sheet_label}</text:p>
          </table:table-cell>
          <table:covered-table-cell table:style-name="Tableau2.C1"/>
        </table:table-row>
        <table:table-row table:style-name="Tableau2.7">
          <table:table-cell table:style-name="Tableau2.A2" office:value-type="string">
            <text:p text:style-name="P17">Utilisateur</text:p>
          </table:table-cell>
          <table:table-cell table:style-name="Tableau2.A2" office:value-type="string">
            <text:p text:style-name="P20">{user_label}</text:p>
          </table:table-cell>
          <table:covered-table-cell table:style-name="Tableau2.C1"/>
        </table:table-row>
        <table:table-row table:style-name="Tableau2.7">
          <table:table-cell table:style-name="Tableau2.A2" office:value-type="string">
            <text:p text:style-name="P13">Tiers</text:p>
          </table:table-cell>
          <table:table-cell table:style-name="Tableau2.A2" office:value-type="string">
            <text:p text:style-name="P20">{thirdparty_label}</text:p>
          </table:table-cell>
          <table:covered-table-cell table:style-name="Tableau2.C8"/>
        </table:table-row>
        <table:table-row table:style-name="Tableau2.7">
          <table:table-cell table:style-name="Tableau2.A2" office:value-type="string">
            <text:p text:style-name="P16">Contact/<text:span text:style-name="T14">Adresse</text:span></text:p>
          </table:table-cell>
          <table:table-cell table:style-name="Tableau2.A2" office:value-type="string">
            <text:p text:style-name="P20">{contact_label}</text:p>
          </table:table-cell>
          <table:covered-table-cell table:style-name="Tableau2.C8"/>
        </table:table-row>
        <table:table-row table:style-name="Tableau2.10">
          <table:table-cell table:style-name="Tableau2.A2" office:value-type="string">
            <text:p text:style-name="P13">Projet</text:p>
          </table:table-cell>
          <table:table-cell table:style-name="Tableau2.A2" office:value-type="string">
            <text:p text:style-name="P21">{project_label}</text:p>
          </table:table-cell>
          <table:covered-table-cell table:style-name="Tableau2.C1"/>
        </table:table-row>
        <table:table-row table:style-name="Tableau2.10">
          <table:table-cell table:style-name="Tableau2.A2" office:value-type="string">
            <text:p text:style-name="P18">Tâche</text:p>
          </table:table-cell>
          <table:table-cell table:style-name="Tableau2.A2" office:value-type="string">
            <text:p text:style-name="P21">{task_label}</text:p>
          </table:table-cell>
          <table:covered-table-cell table:style-name="Tableau2.C8"/>
        </table:table-row>
        <table:table-row table:style-name="Tableau2.10">
          <table:table-cell table:style-name="Tableau2.A2" office:value-type="string">
            <text:p text:style-name="P10">Date de contrôle </text:p>
          </table:table-cell>
          <table:table-cell table:style-name="Tableau2.A2" office:value-type="string">
            <text:p text:style-name="P24">{control_date}</text:p>
          </table:table-cell>
          <table:covered-table-cell table:style-name="Tableau2.C1"/>
        </table:table-row>
        <table:table-row table:style-name="Tableau2.13">
          <table:table-cell table:style-name="Tableau2.A2" office:value-type="string">
            <text:p text:style-name="P27">Verdict</text:p>
          </table:table-cell>
          <table:table-cell table:style-name="Tableau2.A2" office:value-type="string">
            <text:p text:style-name="P26">{verdict}</text:p>
          </table:table-cell>
          <table:covered-table-cell table:style-name="Tableau2.C1"/>
        </table:table-row>
      </table:table>
      <text:p text:style-name="P28"/>
      <text:p text:style-name="P4"/>
      <text:p text:style-name="P25">Note publique : <text:span text:style-name="T5">{public_note}</text:span></text:p>
      <text:p text:style-name="P29"><text:span text:style-name="T8">Liste des </text:span><text:span text:style-name="T9">points controlés et des réponses</text:span><text:span text:style-name="T8"> associé</text:span><text:span text:style-name="T10">es</text:span><text:span text:style-name="T8"> à ce </text:span><text:span text:style-name="T10">contrôle </text:span>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30">Réf</text:p>
            <text:p text:style-name="P37">Question</text:p>
          </table:table-cell>
          <table:table-cell table:style-name="Tableau4.A1" office:value-type="string">
            <text:p text:style-name="P31">Titre - Description</text:p>
            <text:p text:style-name="P38">Question</text:p>
          </table:table-cell>
          <table:table-cell table:style-name="Tableau4.A1" office:value-type="string">
            <text:p text:style-name="P31">Réf</text:p>
            <text:p text:style-name="P38">Réponse</text:p>
          </table:table-cell>
          <table:table-cell table:style-name="Tableau4.A1" office:value-type="string">
            <text:p text:style-name="P32"><text:span text:style-name="T15">Commentaire</text:span></text:p>
            <text:p text:style-name="P39"><text:span text:style-name="T16">R</text:span>éponse</text:p>
          </table:table-cell>
          <table:table-cell table:style-name="Tableau4.E1" office:value-type="string">
            <text:p text:style-name="P33"><text:span text:style-name="T16">Statut</text:span></text:p>
            <text:p text:style-name="P39"><text:span text:style-name="T16">R</text:span>éponse</text:p>
          </table:table-cell>
        </table:table-row>
        <table:table-row table:style-name="Tableau4.2">
          <table:table-cell table:style-name="Tableau4.A2" office:value-type="string">
            <text:p text:style-name="P41"><text:span text:style-name="T7">[!-- BEGIN row.questions --]</text:span>{ref}</text:p>
          </table:table-cell>
          <table:table-cell table:style-name="Tableau4.B2" office:value-type="string">
            <text:p text:style-name="P40"><text:span text:style-name="T11">Titre</text:span> : {label}</text:p>
            <text:p text:style-name="P40">Description : {description}</text:p>
          </table:table-cell>
          <table:table-cell table:style-name="Tableau4.C2" office:value-type="string">
            <text:p text:style-name="P42"><text:span text:style-name="T11">{ref_answer}</text:span></text:p>
          </table:table-cell>
          <table:table-cell table:style-name="Tableau4.D2" office:value-type="string">
            <text:p text:style-name="P35">Commentaire : {comment}</text:p>
          </table:table-cell>
          <table:table-cell table:style-name="Tableau4.E2" office:value-type="string">
            <text:p text:style-name="P34"><text:span text:style-name="T12">{answer}</text:span></text:p>
            <text:p text:style-name="P36"><text:span text:style-name="T13">[!-- END row.questions --]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T5" style:family="text">
      <style:text-properties officeooo:rsid="0082c4aa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3.767cm" svg:y="0.03cm" svg:width="1.912cm" svg:height="0.358cm" draw:z-index="1"><draw:image xlink:href="Pictures/10000000000000500000000F1A3681F19468C459.png" xlink:type="simple" xlink:show="embed" xlink:actuate="onLoad" draw:mime-type="image/png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igirisk.com</text:a></text:p>
      </style:header>
      <style:footer>
        <text:p text:style-name="MP2"><text:file-name text:display="name-and-extension">template_controldocument.odt</text:file-name><text:s/><text:tab/><text:span text:style-name="MT4">Version – 1.</text:span><text:span text:style-name="MT5">4</text:span><text:span text:style-name="MT4">.0-202</text:span><text:span text:style-name="MT5">30127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17H16M11S</meta:editing-duration>
    <meta:editing-cycles>182</meta:editing-cycles>
    <meta:generator>LibreOffice/7.4.3.2$Windows_X86_64 LibreOffice_project/1048a8393ae2eeec98dff31b5c133c5f1d08b890</meta:generator>
    <dc:date>2023-01-27T10:03:08.561000000</dc:date>
    <meta:document-statistic meta:table-count="2" meta:image-count="1" meta:object-count="0" meta:page-count="2" meta:paragraph-count="48" meta:word-count="97" meta:character-count="778" meta:non-whitespace-character-count="720"/>
    <meta:user-defined meta:name="Info 1"/>
    <meta:user-defined meta:name="Info 2"/>
    <meta:user-defined meta:name="Info 3"/>
    <meta:user-defined meta:name="Info 4"/>
  </office:meta>
</office:document-meta>
</file>